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8cm" style:writing-mode="lr-tb"/>
      <style:paragraph-properties style:writing-mode="lr-tb"/>
    </style:style>
    <style:style style:name="gr2" style:family="graphic" style:parent-style-name="standard">
      <style:graphic-properties draw:fill-color="#d62e4e" draw:textarea-horizontal-align="justify" draw:textarea-vertical-align="middle" draw:auto-grow-height="false" fo:min-height="2cm" fo:min-width="6cm" style:writing-mode="lr-tb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Puntas_20_de_20_flecha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  <style:text-properties fo:color="#b4c7dc" loext:opacity="100%"/>
    </style:style>
    <style:style style:name="P2" style:family="paragraph">
      <style:paragraph-properties fo:text-align="center" style:writing-mode="lr-tb"/>
      <style:text-properties fo:color="#b4c7dc" loext:opacity="100%" loext:color-lum-mod="100%" loext:color-lum-off="0%"/>
    </style:style>
    <style:style style:name="P3" style:family="paragraph">
      <style:paragraph-properties fo:text-align="center"/>
      <style:text-properties fo:color="#ffd7d7" loext:opacity="100%"/>
    </style:style>
    <style:style style:name="P4" style:family="paragraph">
      <loext:graphic-properties draw:fill-color="#d62e4e"/>
      <style:paragraph-properties fo:text-align="center" style:writing-mode="lr-tb"/>
      <style:text-properties fo:color="#ffd7d7" loext:opacity="100%" loext:color-lum-mod="100%" loext:color-lum-off="0%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b4c7dc" loext:opacity="100%"/>
    </style:style>
    <style:style style:name="T2" style:family="text">
      <style:text-properties fo:color="#ffd7d7" loext:opacity="100%"/>
    </style:style>
    <style:style style:name="T3" style:family="text">
      <style:text-properties style:font-name="Fira Cod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5cm" svg:height="2.25cm" svg:x="1.25cm" svg:y="8.75cm">
          <text:p text:style-name="P1"><text:span text:style-name="T1">Lugar exacto del desembarco del Día 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5cm" svg:height="2.25cm" svg:x="20cm" svg:y="8.75cm">
          <text:p text:style-name="P3"><text:span text:style-name="T2">Texto encriptado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.25cm" svg:y1="10cm" svg:x2="19.75cm" svg:y2="10cm">
          <text:p text:style-name="P5"><text:span text:style-name="T3">Función criptográfica(clave secreta)</text:span></text:p>
          <text:p text:style-name="P5"/>
          <text:p text:style-name="P5"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08:07.279875401</meta:creation-date>
    <dc:date>2023-05-02T11:36:13.856604255</dc:date>
    <meta:editing-duration>PT4M40S</meta:editing-duration>
    <meta:editing-cycles>2</meta:editing-cycles>
    <meta:generator>LibreOffice/7.5.2.2$Linux_X86_64 LibreOffice_project/50$Build-2</meta:generator>
    <meta:document-statistic meta:object-count="3"/>
  </office:meta>
</office:document-meta>
</file>